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Heading_20_2">
      <style:text-properties fo:language="en" fo:country="US"/>
    </style:style>
    <style:style style:name="P4" style:family="paragraph" style:parent-style-name="Heading_20_1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Concept</text:h>
      <text:h text:style-name="P3" text:outline-level="2">Game analysis</text:h>
      <text:p text:style-name="Standard">You will lead the team of Sophie, Calcifer, Markl and the Witch of the Waste to save the kingdom from a terrible fate.</text:p>
      <text:h text:style-name="P3" text:outline-level="2">Target audience</text:h>
      <text:p text:style-name="Standard">The target audience for this project is college students with experience playing games.</text:p>
      <text:h text:style-name="Heading_20_2" text:outline-level="2">Gameplay mechanics</text:h>
      <text:p text:style-name="Standard">The game is a single-player game based on the Dungeon&amp;Dragons role book edition 1.</text:p>
      <text:h text:style-name="Heading_20_2" text:outline-level="2">Control scheme</text:h>
      <text:p text:style-name="Standard">The player will use the controller to move the led character using a third-person view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oxActivity" style:family="paragraph" style:parent-style-name="Activity" style:master-page-name="">
      <loext:graphic-properties draw:fill="none" draw:fill-color="#729fcf"/>
      <style:paragraph-properties fo:text-align="justify" style:justify-single-word="false" style:page-number="auto" fo:background-color="transparent" fo:padding="0.3cm" fo:border="none"/>
      <style:text-properties fo:color="#f79e10"/>
    </style:style>
    <style:style style:name="Clown" style:family="paragraph" style:parent-style-name="Standard">
      <style:text-properties fo:color="#ad29ad" style:font-name="Ink Free" fo:font-family="'Ink Free'" style:font-style-name="Normale" style:font-family-generic="script" style:font-pitch="variable" fo:font-size="13pt" fo:language="en" fo:country="US"/>
    </style:style>
    <style:style style:name="FisherMan" style:family="paragraph" style:parent-style-name="Header">
      <style:text-properties fo:color="#acb20c" style:font-name="Ink Free" fo:font-family="'Ink Free'" style:font-style-name="Normale" style:font-family-generic="script" style:font-pitch="variable" fo:font-size="13pt"/>
    </style:style>
    <style:style style:name="BlackSmith" style:family="paragraph" style:parent-style-name="Standard">
      <style:text-properties style:font-name="Ink Free" fo:font-family="'Ink Free'" style:font-style-name="Normale" style:font-family-generic="script" style:font-pitch="variable" fo:font-size="13pt"/>
    </style:style>
    <style:style style:name="Alchemist" style:family="paragraph" style:parent-style-name="Standard">
      <style:text-properties fo:color="#0029ec" style:font-name="Ink Free" fo:font-family="'Ink Free'" style:font-style-name="Normale" style:font-family-generic="script" style:font-pitch="variable" fo:font-size="13pt" fo:language="en" fo:country="US"/>
    </style:style>
    <style:style style:name="Zip" style:family="paragraph" style:parent-style-name="Standard">
      <style:text-properties fo:color="#706e0c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Ektor" style:family="paragraph" style:parent-style-name="Standard">
      <style:text-properties fo:color="#5b277d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MarionTheSmart" style:family="paragraph" style:parent-style-name="Standard">
      <loext:graphic-properties draw:fill="none" draw:fill-color="#729fcf"/>
      <style:paragraph-properties fo:background-color="transparent">
        <style:tab-stops/>
      </style:paragraph-properties>
      <style:text-properties fo:color="#127622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Xaion" style:family="paragraph" style:parent-style-name="Sophie">
      <style:text-properties fo:color="#573500"/>
    </style:style>
    <style:style style:name="Ben" style:family="paragraph" style:parent-style-name="Standard">
      <style:text-properties fo:color="#445245" style:font-name="Ink Free" fo:font-family="'Ink Free'" style:font-style-name="Normale" style:font-family-generic="script" style:font-pitch="variable" fo:font-size="13pt" fo:language="en" fo:country="US"/>
    </style:style>
    <style:style style:name="WoW" style:family="paragraph" style:parent-style-name="Standard">
      <style:text-properties fo:color="#342e39" style:font-name="Ink Free" fo:font-family="'Ink Free'" style:font-style-name="Normale" style:font-family-generic="script" style:font-pitch="variable" fo:font-size="13pt" fo:language="en" fo:country="US"/>
    </style:style>
    <style:style style:name="Markl" style:family="paragraph" style:parent-style-name="Standard">
      <style:text-properties fo:color="#909468" style:font-name="Ink Free" fo:font-family="'Ink Free'" style:font-style-name="Normale" style:font-family-generic="script" style:font-pitch="variable" fo:font-size="13pt" fo:language="en" fo:country="US"/>
    </style:style>
    <style:style style:name="Calcifer" style:family="paragraph" style:parent-style-name="Standard">
      <style:text-properties fo:color="#e3482d" style:font-name="Ink Free" fo:font-family="'Ink Free'" style:font-style-name="Normale" style:font-family-generic="script" style:font-pitch="variable" fo:font-size="13pt" fo:language="en" fo:country="US"/>
    </style:style>
    <style:style style:name="Heen" style:family="paragraph" style:parent-style-name="Standard">
      <style:text-properties fo:color="#966149" style:font-name="Ink Free" fo:font-family="'Ink Free'" style:font-style-name="Normale" style:font-family-generic="script" style:font-pitch="variable" fo:font-size="13pt" fo:language="en" fo:country="US"/>
    </style:style>
    <style:style style:name="Sophie" style:family="paragraph" style:parent-style-name="Standard">
      <style:text-properties fo:color="#285579" style:font-name="Ink Free" fo:font-family="'Ink Free'" style:font-style-name="Normale" style:font-family-generic="script" style:font-pitch="variable" fo:font-size="13pt" fo:language="en" fo:country="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Concept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in Story</dc:title>
    <dc:date>2019-01-21T19:31:23.151000000</dc:date>
    <meta:editing-duration>PT1H25M</meta:editing-duration>
    <meta:editing-cycles>45</meta:editing-cycles>
    <meta:generator>LibreOffice/6.1.2.1$Windows_X86_64 LibreOffice_project/65905a128db06ba48db947242809d14d3f9a93fe</meta:generator>
    <dc:creator>Michele Maione</dc:creator>
    <meta:document-statistic meta:table-count="1" meta:image-count="0" meta:object-count="0" meta:page-count="1" meta:paragraph-count="11" meta:word-count="78" meta:character-count="453" meta:non-whitespace-character-count="386"/>
    <meta:template xlink:type="simple" xlink:actuate="onRequest" xlink:title="" xlink:href="../MasterGameDesignDocument.odm" meta:date="2018-12-29T17:17:59.410000000"/>
  </office:meta>
</office:document-meta>
</file>